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12.136cm"/>
    </style:style>
    <style:style style:name="co3" style:family="table-column">
      <style:table-column-properties fo:break-before="auto" style:column-width="9.2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5" table:number-rows-spanned="1">
            <text:p>User Login / Logout / Registratio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instructions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pass / fail</text:p>
          </table:table-cell>
          <table:table-cell table:style-name="ce3" office:value-type="string" calcext:value-type="string">
            <text:p>remarks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on the front page click link „register“</text:p>
          </table:table-cell>
          <table:table-cell table:style-name="ce4" office:value-type="string" calcext:value-type="string">
            <text:p>a modal page with 3 Input fields and a button appea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leave all input fields blank and click button „register“</text:p>
          </table:table-cell>
          <table:table-cell table:style-name="ce4" office:value-type="string" calcext:value-type="string">
            <text:p>a notice appears and the form is not submitted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nter data in input fields: name=dummy, password=dummy, repeat Password=1111 and submit</text:p>
          </table:table-cell>
          <table:table-cell table:style-name="ce4" office:value-type="string" calcext:value-type="string">
            <text:p>a warning appears „Passwords do not match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nter data in input fields: name=dummy, password=dummy, repeat Password=dummy and submit</text:p>
          </table:table-cell>
          <table:table-cell table:style-name="ce4" office:value-type="string" calcext:value-type="string">
            <text:p>a warning appears „user dummy already exists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nter data in input fields: username=123 password&amp;repeat=123 and submit</text:p>
          </table:table-cell>
          <table:table-cell table:style-name="ce4" office:value-type="string" calcext:value-type="string">
            <text:p>warning appears „username and password must be at least 4 characters long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nter data in input fields: username=123 password&amp;repeat=1234 and submit</text:p>
          </table:table-cell>
          <table:table-cell table:style-name="ce4" office:value-type="string" calcext:value-type="string">
            <text:p>warning appears „username and password must be at least 4 characters long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nter data in input fields: username=1234 password&amp;repeat=123 and submit</text:p>
          </table:table-cell>
          <table:table-cell table:style-name="ce4" office:value-type="string" calcext:value-type="string">
            <text:p>warning appears „username and password must be at least 4 characters long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nter data in input fields: username=1234567890 password&amp;repeat=1234567890 and submit</text:p>
          </table:table-cell>
          <table:table-cell table:style-name="ce4" office:value-type="string" calcext:value-type="string">
            <text:p>warning appears „username and password cannot be longer than 9 characters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nter data in input fields: username=1234 password&amp;repeat=1234567890 and submit</text:p>
          </table:table-cell>
          <table:table-cell table:style-name="ce4" office:value-type="string" calcext:value-type="string">
            <text:p>warning appears „username and password cannot be longer than 9 characters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enter data in input fields: username=1234567890 password&amp;repeat=1234 and submit</text:p>
          </table:table-cell>
          <table:table-cell table:style-name="ce4" office:value-type="string" calcext:value-type="string">
            <text:p>warning appears „username and password cannot be longer than 9 characters“</text:p>
          </table:table-cell>
          <table:table-cell table:style-name="ce4" table:number-columns-repeated="2"/>
          <table:table-cell table:number-columns-repeated="1019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enter data in input fields: name=test, password=test, repeat Password=test and submit</text:p>
          </table:table-cell>
          <table:table-cell table:style-name="ce4" office:value-type="string" calcext:value-type="string">
            <text:p>dialog closes and a message appears „User created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enter data in login form: username=1111 password=test and submit</text:p>
          </table:table-cell>
          <table:table-cell table:style-name="ce4" office:value-type="string" calcext:value-type="string">
            <text:p>warning appears „There was an error: wrong username or password“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enter data in login form: username=test password=test and submit</text:p>
          </table:table-cell>
          <table:table-cell table:style-name="ce4" office:value-type="string" calcext:value-type="string">
            <text:p>you are redirect to the dashboard of user „test“. No Feeds are listed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click on „logout“</text:p>
          </table:table-cell>
          <table:table-cell table:style-name="ce4" office:value-type="string" calcext:value-type="string">
            <text:p>your session has ended and the login screen appears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enter data in login form: username=dummy password=dummy and submit</text:p>
          </table:table-cell>
          <table:table-cell table:style-name="ce4" office:value-type="string" calcext:value-type="string">
            <text:p>you are logged in as „dummy“ and there are 4 feeds listed</text:p>
          </table:table-cell>
          <table:table-cell table:style-name="ce4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Adding, Deleting, Reading Feeds</text:p>
          </table:table-cell>
          <table:covered-table-cell table:number-columns-repeated="4" table:style-name="ce4"/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ogin with user Dummy pw: dummy</text:p>
          </table:table-cell>
          <table:table-cell table:style-name="ce4" office:value-type="string" calcext:value-type="string">
            <text:p>you are now on the dashboard view. There are 4 feeds with a delete button on each of them. On the top of the list there is a blue add Button 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lick the add button</text:p>
          </table:table-cell>
          <table:table-cell table:style-name="ce4" office:value-type="string" calcext:value-type="string">
            <text:p>a dialog apears with 2 input fields (name, url) and a button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leave the input fields blank and click save</text:p>
          </table:table-cell>
          <table:table-cell table:style-name="ce4" office:value-type="string" calcext:value-type="string">
            <text:p>a notice appears and the form is not submitted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nter data name: test, url: test</text:p>
          </table:table-cell>
          <table:table-cell table:style-name="ce4" office:value-type="string" calcext:value-type="string">
            <text:p>an error message appears, modal page still open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lose the modal page and click the delete button of the test feed</text:p>
          </table:table-cell>
          <table:table-cell table:style-name="ce4" office:value-type="string" calcext:value-type="string">
            <text:p>an alert appears. 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lick cancel on the alert</text:p>
          </table:table-cell>
          <table:table-cell table:style-name="ce4" office:value-type="string" calcext:value-type="string">
            <text:p>you are back at the dashboard view, no changes made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Repeat #6, click OK</text:p>
          </table:table-cell>
          <table:table-cell table:style-name="ce4" office:value-type="string" calcext:value-type="string">
            <text:p>you are back at the dashboard view, the test feed got deleted and a success message appears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Repeat #2, enter data: name: sciencedaily url: <text:a xlink:href="http://feeds.sciencedaily.com/sciencedaily" xlink:type="simple">http://feeds.sciencedaily.com/sciencedaily</text:a></text:p>
          </table:table-cell>
          <table:table-cell table:style-name="ce4" office:value-type="string" calcext:value-type="string">
            <text:p>you are back at the dashboard view, a success message appears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click on the sciencedaily feed entry</text:p>
          </table:table-cell>
          <table:table-cell table:style-name="ce4" office:value-type="string" calcext:value-type="string">
            <text:p>a modal page appears with an accordion view of all feed messages</text:p>
          </table:table-cell>
          <table:table-cell table:style-name="ce4" table:number-columns-repeated="2"/>
          <table:table-cell table:number-columns-repeated="1019"/>
        </table:table-row>
        <table:table-row table:style-name="ro1" table:number-rows-repeated="7">
          <table:table-cell/>
          <table:table-cell table:style-name="ce4" table:number-columns-repeated="4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.00.0000</text:date>, <text:time style:data-style-name="N2" text:time-value="17:34:58.33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09:30:26.024000000</meta:creation-date>
    <dc:date>2015-03-22T17:41:19.824000000</dc:date>
    <meta:editing-duration>PT41M58S</meta:editing-duration>
    <meta:editing-cycles>33</meta:editing-cycles>
    <meta:generator>LibreOffice/4.3.6.2$Windows_x86 LibreOffice_project/d50a87b2e514536ed401c18000dad4660b6a169e</meta:generator>
    <meta:document-statistic meta:table-count="1" meta:cell-count="79" meta:object-count="0"/>
  </office:meta>
</office:document-meta>
</file>